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font-size="10pt" fo:language="zxx" fo:country="none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Bit modeling</text:h>
      <text:p text:style-name="Standard">The significance propagation pass use a look up table. The table has two dimension. The first dimenson characterize the subband, zero for LL and LH, one for HL and two for HH.</text:p>
      <text:p text:style-name="Standard">The second dimenson characterize neighbors states bit by bit. The order of the bits is <text:s text:c="19"/>D0|D1|D2|D3|H0|H1|V0|V1 see also <text:bibliography-mark text:identifier="ISO15444" text:bibliography-type="manual" text:address="www.iso.org" text:pages="85" text:title="ISO/IEC 15444-1" text:year="2004">[ISO15444]</text:bibliography-mark>.</text:p>
      <text:p text:style-name="Standard">The sign bit look-up table characterize as </text:p>
      <text:p text:style-name="P1"><text:s/>H0 sign <text:s/>| H1 sign | V0 sign | V1 sign <text:s/>| H1 signif | H0 signif | V0 signif | V1 signif .</text:p>
      <text:p text:style-name="P1">Positive sign bit is 0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de" fo:country="DE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1-19T17:37:32</meta:creation-date>
    <dc:date>2007-11-29T04:22:36</dc:date>
    <meta:editing-cycles>4</meta:editing-cycles>
    <meta:editing-duration>PT4H36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88" meta:character-count="484"/>
  </office:meta>
</office:document-meta>
</file>